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8a5" officeooo:paragraph-rsid="001e58a5"/>
    </style:style>
    <style:style style:name="P2" style:family="paragraph" style:parent-style-name="Standard">
      <style:text-properties officeooo:rsid="001e58a5" officeooo:paragraph-rsid="001f0e7e"/>
    </style:style>
    <style:style style:name="P3" style:family="paragraph" style:parent-style-name="Standard">
      <style:text-properties fo:font-weight="bold" officeooo:rsid="001e58a5" officeooo:paragraph-rsid="001e58a5" style:font-weight-asian="bold" style:font-weight-complex="bold"/>
    </style:style>
    <style:style style:name="P4" style:family="paragraph" style:parent-style-name="Standard">
      <style:text-properties fo:font-weight="bold" officeooo:rsid="001e58a5" officeooo:paragraph-rsid="001f0e7e" style:font-weight-asian="bold" style:font-weight-complex="bold"/>
    </style:style>
    <style:style style:name="P5" style:family="paragraph" style:parent-style-name="Standard">
      <style:text-properties fo:font-weight="bold" officeooo:rsid="001e6748" officeooo:paragraph-rsid="001e6748" style:font-weight-asian="bold" style:font-weight-complex="bold"/>
    </style:style>
    <style:style style:name="P6" style:family="paragraph" style:parent-style-name="Standard">
      <style:text-properties fo:font-weight="bold" officeooo:rsid="001e6748" officeooo:paragraph-rsid="001f0e7e" style:font-weight-asian="bold" style:font-weight-complex="bold"/>
    </style:style>
    <style:style style:name="P7" style:family="paragraph" style:parent-style-name="Standard">
      <style:text-properties officeooo:rsid="001e6748" officeooo:paragraph-rsid="001e6748"/>
    </style:style>
    <style:style style:name="P8" style:family="paragraph" style:parent-style-name="Standard">
      <style:text-properties officeooo:rsid="001e6748" officeooo:paragraph-rsid="001f0e7e"/>
    </style:style>
    <style:style style:name="P9" style:family="paragraph" style:parent-style-name="Standard">
      <style:text-properties fo:font-weight="normal" officeooo:rsid="001e6748" officeooo:paragraph-rsid="001e6748" style:font-weight-asian="normal" style:font-weight-complex="normal"/>
    </style:style>
    <style:style style:name="P10" style:family="paragraph" style:parent-style-name="Standard">
      <style:text-properties fo:font-weight="normal" officeooo:rsid="001e6748" officeooo:paragraph-rsid="001f0e7e" style:font-weight-asian="normal" style:font-weight-complex="normal"/>
    </style:style>
    <style:style style:name="P11" style:family="paragraph" style:parent-style-name="Standard">
      <style:text-properties fo:font-weight="normal" officeooo:rsid="001f0e7e" officeooo:paragraph-rsid="001f0e7e" style:font-weight-asian="normal" style:font-weight-complex="normal"/>
    </style:style>
    <style:style style:name="P12" style:family="paragraph" style:parent-style-name="Standard">
      <style:paragraph-properties fo:padding="0.049cm" fo:border="0.06pt solid #000000" style:shadow="none"/>
      <style:text-properties fo:font-weight="bold" officeooo:rsid="001cafa6" officeooo:paragraph-rsid="001cafa6" style:font-weight-asian="bold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none"/>
      <style:text-properties fo:font-weight="bold" officeooo:rsid="001cafa6" officeooo:paragraph-rsid="001cafa6" style:font-weight-asian="bold" style:font-weight-complex="bold"/>
    </style:style>
    <style:style style:name="P14" style:family="paragraph" style:parent-style-name="Standard">
      <style:paragraph-properties fo:text-align="center" style:justify-single-word="false" fo:padding="0.049cm" fo:border="0.06pt solid #000000" style:shadow="none"/>
      <style:text-properties fo:font-weight="bold" officeooo:rsid="001cafa6" officeooo:paragraph-rsid="001f0e7e" style:font-weight-asian="bold" style:font-weight-complex="bold"/>
    </style:style>
    <style:style style:name="P15" style:family="paragraph" style:parent-style-name="Standard">
      <style:paragraph-properties fo:padding="0.049cm" fo:border="0.06pt solid #000000" style:shadow="none"/>
      <style:text-properties fo:font-weight="bold" officeooo:rsid="001cafa6" officeooo:paragraph-rsid="001f0e7e" style:font-weight-asian="bold" style:font-weight-complex="bold"/>
    </style:style>
    <style:style style:name="P16" style:family="paragraph" style:parent-style-name="Standard">
      <style:text-properties officeooo:rsid="00243193" officeooo:paragraph-rsid="00243193"/>
    </style:style>
    <style:style style:name="P17" style:family="paragraph" style:parent-style-name="Standard">
      <style:text-properties fo:font-weight="normal" officeooo:rsid="001e6748" officeooo:paragraph-rsid="001f0e7e" style:font-weight-asian="normal" style:font-weight-complex="normal"/>
    </style:style>
    <style:style style:name="P18" style:family="paragraph" style:parent-style-name="Standard">
      <style:text-properties fo:font-weight="normal" officeooo:rsid="00243193" officeooo:paragraph-rsid="00243193" style:font-weight-asian="normal" style:font-weight-complex="normal"/>
    </style:style>
    <style:style style:name="P19" style:family="paragraph" style:parent-style-name="Standard">
      <style:text-properties fo:font-weight="normal" officeooo:rsid="00253f7e" officeooo:paragraph-rsid="00253f7e" style:font-weight-asian="normal" style:font-weight-complex="normal"/>
    </style:style>
    <style:style style:name="P20" style:family="paragraph" style:parent-style-name="Standard">
      <style:text-properties officeooo:rsid="001e6748" officeooo:paragraph-rsid="001e6748"/>
    </style:style>
    <style:style style:name="T1" style:family="text">
      <style:text-properties officeooo:rsid="001e58a5"/>
    </style:style>
    <style:style style:name="T2" style:family="text">
      <style:text-properties style:font-size-asian="10.5pt" style:font-weight-complex="normal" loext:padding="0.049cm" loext:border="0.06pt solid #000000" loext:shadow="none"/>
    </style:style>
    <style:style style:name="T3" style:family="text">
      <style:text-properties officeooo:rsid="002281db"/>
    </style:style>
    <style:style style:name="T4" style:family="text">
      <style:text-properties officeooo:rsid="002414d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414d0"/>
    </style:style>
    <style:style style:name="T7" style:family="text">
      <style:text-properties officeooo:rsid="0024319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officeooo:rsid="0027f66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7f66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ntraînement sujet, COD, COI et CP</text:p>
      <text:p text:style-name="P13"/>
      <text:p text:style-name="P13">Pour chaque phrase, indiquer s’il s’agit d’une phrase averbale, simple ou complexe. Repérez chaque <text:s/>verbe conjugué, chaque groupe sujet, chaque COD, <text:span text:style-name="T1">chaque </text:span>COI <text:span text:style-name="T1">et chaque complément de phrase.</text:span></text:p>
      <text:p text:style-name="P12"/>
      <text:p text:style-name="P3"/>
      <text:p text:style-name="P3"/>
      <text:p text:style-name="P3">Niveau 1</text:p>
      <text:p text:style-name="P1"/>
      <text:p text:style-name="P1">Il voit sa mère.</text:p>
      <text:p text:style-name="P1"/>
      <text:p text:style-name="P1"/>
      <text:p text:style-name="P1"/>
      <text:p text:style-name="P1">Les parents de Luc ont échangé leurs cartes.</text:p>
      <text:p text:style-name="P1"/>
      <text:p text:style-name="P1"/>
      <text:p text:style-name="P1"/>
      <text:p text:style-name="P7">Ma grand-mère se souvient de toi.</text:p>
      <text:p text:style-name="P7"/>
      <text:p text:style-name="P7"/>
      <text:p text:style-name="P7"/>
      <text:p text:style-name="P7"/>
      <text:p text:style-name="P5">Niveau 2</text:p>
      <text:p text:style-name="P5"/>
      <text:p text:style-name="P9">Je les vois.</text:p>
      <text:p text:style-name="P9"/>
      <text:p text:style-name="P9"/>
      <text:p text:style-name="P9"/>
      <text:p text:style-name="P7">Savent-ils la nouvelle ?</text:p>
      <text:p text:style-name="P7"/>
      <text:p text:style-name="P7"/>
      <text:p text:style-name="P7"/>
      <text:p text:style-name="P7">Il me les donne avec soin et les range aussitôt.</text:p>
      <text:p text:style-name="P7"/>
      <text:p text:style-name="P7"/>
      <text:p text:style-name="P7"/>
      <text:p text:style-name="P5">Niveau 3</text:p>
      <text:p text:style-name="P5"/>
      <text:p text:style-name="P9">Formidable !</text:p>
      <text:p text:style-name="P9"/>
      <text:p text:style-name="P9"/>
      <text:p text:style-name="P5"/>
      <text:p text:style-name="P9">Il<text:span text:style-name="T3">s</text:span> les ont encore donnés en retard.</text:p>
      <text:p text:style-name="P9"/>
      <text:p text:style-name="P9"/>
      <text:p text:style-name="P9"/>
      <text:p text:style-name="P9">Je ne sais pas qui a osé !</text:p>
      <text:p text:style-name="P9"/>
      <text:p text:style-name="P9"/>
      <text:p text:style-name="P9"/>
      <text:p text:style-name="P11">Je vais à l’école.</text:p>
      <text:p text:style-name="P14"><text:soft-page-break/>Entraînement sujet, COD, COI et CP</text:p>
      <text:p text:style-name="P14"/>
      <text:p text:style-name="P14">Pour chaque phrase, indiquer s’il s’agit d’une phrase averbale, simple ou complexe. Repérez chaque <text:s/>verbe conjugué, chaque groupe sujet, chaque COD, <text:span text:style-name="T1">chaque </text:span>COI <text:span text:style-name="T1">et chaque complément de phrase.</text:span></text:p>
      <text:p text:style-name="P15"/>
      <text:p text:style-name="P4"/>
      <text:p text:style-name="P4"/>
      <text:p text:style-name="P4">Niveau 1</text:p>
      <text:p text:style-name="P2"/>
      <text:p text:style-name="P2"><text:span text:style-name="T5">Il</text:span> <text:span text:style-name="T2">voit</text:span> <text:span text:style-name="T5">sa mère</text:span>.</text:p>
      <text:p text:style-name="P16">S<text:tab/> <text:s/>COD</text:p>
      <text:p text:style-name="P2"/>
      <text:p text:style-name="P2"/>
      <text:p text:style-name="P2"><text:span text:style-name="T5">Les parents de Luc</text:span> <text:span text:style-name="T2">ont échangé</text:span> <text:span text:style-name="T5">leurs cartes</text:span>.</text:p>
      <text:p text:style-name="P2"><text:tab/><text:span text:style-name="T7">S<text:tab/><text:tab/><text:tab/><text:tab/>COD</text:span></text:p>
      <text:p text:style-name="P2"/>
      <text:p text:style-name="P2"/>
      <text:p text:style-name="P8"><text:span text:style-name="T5">Ma grand-mère</text:span> <text:span text:style-name="T2">se souvient</text:span> <text:span text:style-name="T5">de toi</text:span>.</text:p>
      <text:p text:style-name="P8"><text:s text:c="4"/><text:span text:style-name="T7">S<text:tab/><text:tab/><text:tab/><text:tab/> COI</text:span></text:p>
      <text:p text:style-name="P8"/>
      <text:p text:style-name="P8"/>
      <text:p text:style-name="P8"/>
      <text:p text:style-name="P6">Niveau 2</text:p>
      <text:p text:style-name="P6"/>
      <text:p text:style-name="P10"><text:span text:style-name="T5">Je</text:span> <text:span text:style-name="T5">les</text:span> <text:span text:style-name="T2">vois</text:span>.</text:p>
      <text:p text:style-name="P18">S <text:s/>COD</text:p>
      <text:p text:style-name="P10"/>
      <text:p text:style-name="P10"/>
      <text:p text:style-name="P8"><text:span text:style-name="T2">Savent</text:span>-<text:span text:style-name="T5">ils</text:span> <text:span text:style-name="T5">la nouvelle</text:span> ?</text:p>
      <text:p text:style-name="P8"><text:s text:c="14"/><text:span text:style-name="T7">S <text:s text:c="3"/>COD</text:span></text:p>
      <text:p text:style-name="P8"/>
      <text:p text:style-name="P8"/>
      <text:p text:style-name="P8"><text:span text:style-name="T5">Il</text:span> <text:span text:style-name="T5">me</text:span> <text:span text:style-name="T5">les</text:span> <text:span text:style-name="T2">donne</text:span> <text:span text:style-name="T5">avec soin</text:span> et <text:span text:style-name="T5">les</text:span> <text:span text:style-name="T2">range</text:span> <text:span text:style-name="T10">aussitôt</text:span>.</text:p>
      <text:p text:style-name="P16">S <text:s/>COI COD <text:s text:c="10"/>CP <text:s text:c="9"/>COD <text:s text:c="11"/>CP</text:p>
      <text:p text:style-name="P8"/>
      <text:p text:style-name="P8"/>
      <text:p text:style-name="P6">Niveau 3</text:p>
      <text:p text:style-name="P10">Formidable !</text:p>
      <text:p text:style-name="P6"/>
      <text:p text:style-name="P10"><text:span text:style-name="T5">Il</text:span><text:span text:style-name="T6">s</text:span> <text:span text:style-name="T5">les</text:span> <text:span text:style-name="T2">ont</text:span> <text:span text:style-name="T5">encore</text:span> <text:span text:style-name="T2">donnés</text:span> <text:span text:style-name="T5">en retard</text:span>.</text:p>
      <text:p text:style-name="P19">S <text:s text:c="3"/>COD <text:s text:c="5"/>CP <text:s text:c="20"/>CP</text:p>
      <text:p text:style-name="P10"/>
      <text:p text:style-name="P10"><text:span text:style-name="T5">Je</text:span> ne <text:span text:style-name="T2">sais</text:span> pas <text:span text:style-name="T5">qui</text:span> <text:span text:style-name="T2">a osé </text:span>!</text:p>
      <text:p text:style-name="P19">S <text:s text:c="22"/>S</text:p>
      <text:p text:style-name="P10"/>
      <text:p text:style-name="P11"><text:span text:style-name="T5">Je</text:span> vais <text:span text:style-name="T5">à l’école</text:span>.</text:p>
      <text:p text:style-name="P7"><text:span text:style-name="T12">S <text:s text:c="12"/></text:span><text:span text:style-name="T13">CO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8:02:04.428470911</meta:creation-date>
    <dc:date>2021-02-01T08:38:49.737779548</dc:date>
    <meta:editing-duration>PT30M5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16" meta:character-count="1224" meta:non-whitespace-character-count="920"/>
  </office:meta>
</office:document-meta>
</file>